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8f15" officeooo:paragraph-rsid="000d8f15"/>
    </style:style>
    <style:style style:name="P2" style:family="paragraph" style:parent-style-name="Standard">
      <style:text-properties officeooo:rsid="000d8f15" officeooo:paragraph-rsid="000d8f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uebad etrabajo con git para ver wl cambio de archivos.</text:p>
      <text:p text:style-name="P1"/>
      <text:p text:style-name="P1"/>
      <text:p text:style-name="P1"/>
      <text:p text:style-name="P1"/>
      <text:p text:style-name="P1"/>
      <text:p text:style-name="P1">What is Lorem Ipsum?</text:p>
      <text:p text:style-name="P1"/>
      <text:p text:style-name="P1">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Why do we use it?</text:p>
      <text:p text:style-name="P1"/>
      <text:p text:style-name="P1">It is a long established fact that a reader will be distracted by the readable content of a page when looking at its layout. The point of using Lorem Ipsum is that it has a more-or-less normal distribution of letter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4T10:58:49.916215226</meta:creation-date>
    <dc:date>2018-09-04T12:59:42.682670359</dc:date>
    <meta:editing-duration>PT51S</meta:editing-duration>
    <meta:editing-cycles>2</meta:editing-cycles>
    <meta:generator>LibreOffice/6.0.3.2$Linux_X86_64 LibreOffice_project/00m0$Build-2</meta:generator>
    <meta:document-statistic meta:table-count="0" meta:image-count="0" meta:object-count="0" meta:page-count="1" meta:paragraph-count="5" meta:word-count="214" meta:character-count="1280" meta:non-whitespace-character-count="1071"/>
  </office:meta>
</office:document-meta>
</file>